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2061" officeooo:paragraph-rsid="0015860c"/>
    </style:style>
    <style:style style:name="T1" style:family="text">
      <style:text-properties officeooo:rsid="0015860c"/>
    </style:style>
    <style:style style:name="T2" style:family="text">
      <style:text-properties officeooo:rsid="00163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A<text:span text:style-name="T1">4</text:span> <text:span text:style-name="T1">portrait </text:span>page.</text:p>
      <text:p text:style-name="P1">Dimensions are <text:span text:style-name="T1">210</text:span> mm wide by 297 mm high</text:p>
      <text:p text:style-name="P1">(<text:span text:style-name="T1">210</text:span> * 72 points/inch * 1 inch / 25.4 mm) = <text:span text:style-name="T1">595.27 points = 595 points</text:span></text:p>
      <text:p text:style-name="P1">(297 * 72 points/inch * 1 inch / 25.4 mm) = 841.88976 points = 842 points <text:span text:style-name="T2">but will round down to 84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0:28:44.092511442</meta:creation-date>
    <dc:date>2019-06-17T20:40:47.837565574</dc:date>
    <meta:editing-duration>PT2M53S</meta:editing-duration>
    <meta:editing-cycles>2</meta:editing-cycles>
    <meta:generator>LibreOffice/6.2.4.2$Linux_X86_64 LibreOffice_project/2412653d852ce75f65fbfa83fb7e7b669a126d64</meta:generator>
    <meta:document-statistic meta:table-count="0" meta:image-count="0" meta:object-count="0" meta:page-count="1" meta:paragraph-count="4" meta:word-count="53" meta:character-count="239" meta:non-whitespace-character-count="190"/>
  </office:meta>
</office:document-meta>
</file>